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orizontal_20_Line">
      <style:text-properties style:font-name="Georgia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left="0.4165in" fo:margin-right="0in" fo:margin-top="0in" fo:margin-bottom="0in" fo:text-indent="0in" style:auto-text-indent="false"/>
    </style:style>
    <style:style style:name="P4" style:family="paragraph" style:parent-style-name="Text_20_body">
      <style:paragraph-properties fo:margin-left="0.4165in" fo:margin-right="0in" fo:margin-top="0in" fo:margin-bottom="0in" fo:text-indent="0in" style:auto-text-indent="false"/>
      <style:text-properties fo:color="#000000" fo:background-color="#ffffff"/>
    </style:style>
    <style:style style:name="P5" style:family="paragraph" style:parent-style-name="Text_20_body">
      <style:paragraph-properties fo:margin-left="0.4165in" fo:margin-right="0in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background-color="#ffffff"/>
    </style:style>
    <style:style style:name="T3" style:family="text">
      <style:text-properties fo:color="#000000" fo:background-color="#ff0000"/>
    </style:style>
    <style:style style:name="T4" style:family="text">
      <style:text-properties fo:background-color="#ffffff"/>
    </style:style>
    <style:style style:name="T5" style:family="text">
      <style:text-properties fo:background-color="#ff0000"/>
    </style:style>
    <style:style style:name="T6" style:family="text">
      <style:text-properties fo:background-color="#ff950e"/>
    </style:style>
    <style:style style:name="T7" style:family="text">
      <style:text-properties fo:background-color="#ffff00"/>
    </style:style>
    <style:style style:name="T8" style:family="text">
      <style:text-properties fo:background-color="#00ff00"/>
    </style:style>
    <style:style style:name="T9" style:family="text">
      <style:text-properties fo:background-color="#0000ff"/>
    </style:style>
    <style:style style:name="T10" style:family="text">
      <style:text-properties fo:background-color="#00ffff"/>
    </style:style>
    <style:style style:name="T11" style:family="text">
      <style:text-properties fo:background-color="#80008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5">First</text:span>, <text:span text:style-name="T6">Second</text:span>, <text:span text:style-name="T7">Third</text:span>, <text:span text:style-name="T8">Fourth</text:span>, <text:span text:style-name="T9">Fifth</text:span>, <text:span text:style-name="T10">Sixth</text:span>, <text:span text:style-name="T11">Seventh</text:span></text:p>
      <text:p text:style-name="Text_20_body"/>
      <text:p text:style-name="Text_20_body"><text:span text:style-name="T5">1.0.1 -- Add the application to [ user's ] Facebook Page</text:span><text:line-break/><text:line-break/><text:span text:style-name="T3">1.0.2 -- Add a course to use</text:span><text:span text:style-name="T2"><text:line-break/><text:line-break/></text:span><text:span text:style-name="T5">1.0.3 -- Upload their notes</text:span> based on University, department, course number, and category<text:line-break/><text:span text:style-name="T2"><text:line-break/>1.0.4 -- View class notes, bulletin board system, and study groups</text:span><text:line-break/><text:line-break/><text:span text:style-name="T2">1.0.5 -- Search class notes, bulletin board system, and study groups</text:span></text:p>
      <text:p text:style-name="P4">1.0.5.1 -- Search for notes by University, Department, Course, Category, Quality Rating, intra-university cross-listings, inter-universities cross-listings.<text:line-break/><text:line-break/>1.0.5.2 -- Search Bulletin Board System by Subject.</text:p>
      <text:p text:style-name="P2"/>
      <text:p text:style-name="P3">1.0.5.3 -- Search for study groups by University, Department, Course, Category, intra-university cross listings, and inter-universities cross-listings</text:p>
      <text:p text:style-name="Text_20_body"><text:line-break/>1.0.6 -- Review notes</text:p>
      <text:p text:style-name="P3">1.0.6.1 -- Rate notes based on [ user's ] opinion</text:p>
      <text:p text:style-name="P2"/>
      <text:p text:style-name="P3"><text:span text:style-name="T2">1.0.6.2 -- Comment on notes</text:span></text:p>
      <text:p text:style-name="Text_20_body"><text:line-break/>1.0.7 – <text:span text:style-name="T2">Post</text:span> comments and upcoming course dates on the community bulletin board<text:line-break/><text:line-break/>1.0.8 -- Enter private study groups<text:line-break/><text:line-break/><text:span text:style-name="T2">1.0.9. -- Chat in private study groups</text:span><text:line-break/><text:line-break/>1.0.10 -- View [ user's ] private user homepage</text:p>
      <text:p text:style-name="P3">1.0.10.1 -- View the friends in [ user's ] class</text:p>
      <text:p text:style-name="P2"/>
      <text:p text:style-name="P5">1.0.10.2 -- View [ user's ] friends' classes</text:p>
      <text:p text:style-name="Text_20_body">1.1.1 -- Re-upload revised copies of notes<text:line-break/><text:line-break/>1.1.2 -- View feedback on note quality</text:p>
      <text:p text:style-name="P3">1.1.2.1 -- View feedback on stylistic quality of notes</text:p>
      <text:p text:style-name="P2"/>
      <text:p text:style-name="P3">1.1.2.1 -- View feedback on content quality of notes</text:p>
      <text:p text:style-name="Text_20_body"><text:line-break/>1.1.3 -- Store notes indefinitely (* conflicts with 3.4 )<text:line-break/><text:line-break/>1.1.4 -- Share notes <text:line-break/><text:line-break/>1.1.5 -- Control note visibility by different levels</text:p>
      <text:p text:style-name="P5"><text:soft-page-break/>1.1.5.1 -- Control note visibility by class<text:line-break/><text:line-break/>1.1.5.2 -- Control note visibility by study group</text:p>
      <text:p text:style-name="P2">1.2.1 -- Add currently enrolled courses to NoteShare account<text:line-break/><text:line-break/>1.2.2 -- Bookmark note sets <text:span text:style-name="T2">and bulletin board posts</text:span> for later reference<text:line-break/><text:line-break/>1.2.3 -- View private user homepage</text:p>
      <text:p text:style-name="P2"/>
      <text:p text:style-name="P3">1.2.3.1 -- View updates to notes for enrolled classes</text:p>
      <text:p text:style-name="P2"/>
      <text:p text:style-name="P3">1.2.3.2 -- View updates to bookmarked notes</text:p>
      <text:p text:style-name="P2"/>
      <text:p text:style-name="P3">1.2.3.3 -- View updates to bookmarked threads</text:p>
      <text:p text:style-name="P2"/>
      <text:p text:style-name="P5"><text:span text:style-name="T2">1.2.3.4 -- View study groups<text:line-break/><text:line-break/>1.2.3.5 -- View calendar</text:span></text:p>
      <text:p text:style-name="Text_20_body"><text:span text:style-name="T2">1.3.1 -- Create study groups</text:span><text:line-break/><text:line-break/><text:span text:style-name="T2">1.3.2 -- Limit study group admittance</text:span></text:p>
      <text:p text:style-name="P4">1.3.2.1 -- Limit to invitation only   </text:p>
      <text:p text:style-name="Text_20_body"><text:line-break/>1.3.3 -- Join private study groups</text:p>
      <text:p text:style-name="P3">1.3.3.1 -- Join private study groups by class</text:p>
      <text:p text:style-name="P2"/>
      <text:p text:style-name="P3">1.3.3.2 -- Join private study groups by topic</text:p>
      <text:p text:style-name="Text_20_body"><text:line-break/>1.3.4 -- Control note visibility</text:p>
      <text:p text:style-name="P5">1.3.4.1 -- Control note visibility by study group</text:p>
      <text:p text:style-name="P2">1.4.1 -- Access community <text:span text:style-name="T2">class bulletin board</text:span><text:line-break/></text:p>
      <text:p text:style-name="P3">1.4.1.1 -- Rate board posts</text:p>
      <text:p text:style-name="P2"/>
      <text:p text:style-name="P3">1.4.1.2 -- Private message other board members</text:p>
      <text:p text:style-name="P2"/>
      <text:p text:style-name="P3">1.4.1.3 -- View all posts by a given user</text:p>
      <text:p text:style-name="P2"/>
      <text:p text:style-name="P3">1.4.1.4 -- Close a resolved or otherwise completed thread </text:p>
      <text:p text:style-name="P2"> </text:p>
      <text:p text:style-name="P3">1.4.1.5 -- Bookmark  threads</text:p>
      <text:p text:style-name="P2"/>
      <text:p text:style-name="P5">1.4.1.6 -- Receive notification of bookmarked thread updates</text:p>
      <text:p text:style-name="P1"/>
      <text:p text:style-name="Text_20_body">2.1 -- Report cheating<text:line-break/><text:soft-page-break/><text:line-break/>2.2 -- Issue warnings to individuals considered to be cheating<text:line-break/><text:line-break/>2.3 -- Remove content that violates copyright, University Policy, or other legal and professional standards.</text:p>
      <text:p text:style-name="P1"/>
      <text:p text:style-name="Text_20_body">3.1 -- Avoid copyright infringement<text:line-break/><text:line-break/><text:span text:style-name="T2">3.2 -- Trace submitted content (i.e. notes, bulletin board posts) for legal audits    </text:span><text:line-break/><text:line-break/>3.3 -- Control objectionable content<text:line-break/><text:line-break/>3.4 -- Minimize database size</text:p>
      <text:p text:style-name="P3">3.4.1 -- Enforce user quotas </text:p>
      <text:p text:style-name="P2"/>
      <text:p text:style-name="P3">3.4.2 -- Enforce a maximum file upload size</text:p>
      <text:p text:style-name="Text_20_body"><text:line-break/>3.5 -- Provide quality control</text:p>
      <text:p text:style-name="P5">3.5.1 -- Purge system of bad quality notes</text:p>
      <text:p text:style-name="P2">3.6 -- Maintain system and network security<text:line-break/><text:line-break/>3.7 -- Minimize resource usage<text:line-break/><text:line-break/>3.8 -- Ensure abidance of Facebook Terms of Use (and any other related guidelines)<text:line-break/><text:line-break/><text:span text:style-name="T2">3.9 -- Post Look and Feel Guidelines</text:span><text:line-break/><text:line-break/><text:span text:style-name="T2">3.10 -- Control Look and Feel of site Material</text:span><text:line-break/><text:line-break/><text:span text:style-name="T2">3.11 -- Schedule automatic backup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han Fritze</meta:initial-creator>
    <meta:creation-date>2009-09-28T10:52:36</meta:creation-date>
    <meta:document-statistic meta:table-count="0" meta:image-count="0" meta:object-count="0" meta:page-count="3" meta:paragraph-count="42" meta:word-count="532" meta:character-count="3337"/>
    <dc:date>2009-09-28T10:55:21</dc:date>
    <dc:creator>Nathan Fritze</dc:creator>
    <meta:editing-duration>PT00H02M47S</meta:editing-duration>
    <meta:editing-cycles>1</meta:editing-cycles>
    <meta:generator>OpenOffice.org/3.0$Linux OpenOffice.org_project/300m9$Build-9358</meta:generator>
  </office:meta>
</office:document-meta>
</file>